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6.95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7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ucida Grande"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ext-properties style:font-name="Lucida Grande" fo:font-size="15pt" style:font-size-asian="15pt" style:font-size-complex="15pt"/>
    </style:style>
    <style:style style:name="ce4" style:family="table-cell" style:parent-style-name="Default">
      <style:table-cell-properties fo:border="0.06pt solid #000000"/>
      <style:text-properties style:font-name="Lucida Grande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ucida Grande" fo:font-size="15pt" style:font-size-asian="15pt" style:font-size-complex="15pt"/>
    </style:style>
    <style:style style:name="ce6" style:family="table-cell" style:parent-style-name="Default">
      <style:table-cell-properties fo:wrap-option="wrap" fo:border="0.06pt solid #000000"/>
      <style:text-properties style:font-name="Lucida Grande" fo:font-size="15pt" style:font-size-asian="15pt" style:font-size-complex="15pt"/>
    </style:style>
  </office:automatic-styles>
  <office:body>
    <office:spreadsheet>
      <table:calculation-settings table:automatic-find-labels="false"/>
      <table:table table:name="Sayfa1" table:style-name="ta1" table:print-ranges="Sayfa1.A1:Sayfa1.D3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1" table:number-columns-repeated="1016" table:default-cell-style-name="ce3"/>
        <table:table-row table:style-name="ro1">
          <table:table-cell table:style-name="ce1" office:value-type="string" calcext:value-type="string" table:number-columns-spanned="2" table:number-rows-spanned="1">
            <text:p>Abuse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Fırsat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Subsidy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Teşvik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Abuse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Suistimal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Per Capita income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Kişi başına düşen gelir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Tricky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Hassas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(money in) Circulation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dolaşımdaki para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Concept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kavram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Rapidity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Hız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Estimate(N)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Öngörü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To Estimate(V)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hesaplamak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identification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saptama,tespit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Primary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esas,ana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Act(N)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etki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Deviation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sapma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Vital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hayati,yaşamsal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Purchasing Power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Satın alma gücü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2" table:number-rows-spanned="1">
            <text:p>Fund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fon</text:p>
          </table:table-cell>
          <table:covered-table-cell table:style-name="ce6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Parity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parite,denge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Person-Hours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çalışma saatleri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Exchange Rate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döviz kuru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Utilization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kullanım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Determinant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belirleyici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Budget(V)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Bütçeleme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Prevailing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devam eden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intermediary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ara ürün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(As a) Medium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araç olarak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Host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ev sahibi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Currency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para birimi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Scope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alan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to Be Dependent on (V)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bağlı olmak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Amount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miktar</text:p>
          </table:table-cell>
          <table:covered-table-cell table:style-name="ce4"/>
          <table:table-cell table:style-name="ce2" table:number-columns-repeated="4"/>
          <table:table-cell table:number-columns-repeated="1016"/>
        </table:table-row>
        <table:table-row table:style-name="ro1" table:number-rows-repeated="5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Severely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iddi bir şekilde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Relative(Adj)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göreli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To Be Regarded As(V)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düşünülüyor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Domestic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yerli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implementation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uygulama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To compete-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rekabet etme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Competitor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rakip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Deficit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açık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import(N)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ithal etmek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to import</text:p>
          </table:table-cell>
          <table:covered-table-cell table:style-name="ce4"/>
          <table:table-cell table:style-name="ce1" table:number-columns-spanned="2" table:number-rows-spanned="1"/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Low-Cost</text:p>
          </table:table-cell>
          <table:covered-table-cell table:style-name="ce4"/>
          <table:table-cell table:style-name="ce1" table:number-columns-spanned="2" table:number-rows-spanned="1"/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Export(N)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ihraç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Long-Term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uzun vadeli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Ownership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aidiyet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Fixed-Rate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sabit faiz oranı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Enterprise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girişim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Venture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yatırım,girişim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tax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vergi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By means Of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aracılığı ile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Along with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... ile birlikte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Unionized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sendikalaşmış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To engage(V)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ilgilenmek,uğraşmak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Expropriation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kalınlaştırma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Decruitment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işten çıkartma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(currenty)inconvertibility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çevrilememiş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Criteria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ölçütler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Revolution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devrim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To lay-off(V)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işten çıkartma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insurrection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ayaklanma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Disciplinary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disiplinsel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Collective Bargaining</text:p>
          </table:table-cell>
          <table:covered-table-cell/>
          <table:table-cell table:style-name="ce1" office:value-type="string" calcext:value-type="string" table:number-columns-spanned="2" table:number-rows-spanned="1">
            <text:p>toplu sözleşme</text:p>
          </table:table-cell>
          <table:covered-table-cell/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rtcan Gokgoz</meta:initial-creator>
    <meta:creation-date>2015-10-16T00:53:06.118540970</meta:creation-date>
    <dc:date>2015-10-16T01:21:14.133215445</dc:date>
    <dc:creator>Mertcan Gokgoz</dc:creator>
    <meta:editing-duration>PT27M58S</meta:editing-duration>
    <meta:editing-cycles>21</meta:editing-cycles>
    <meta:generator>LibreOffice/5.0.2.2$Linux_X86_64 LibreOffice_project/37b43f919e4de5eeaca9b9755ed688758a8251fe</meta:generator>
    <meta:document-statistic meta:table-count="1" meta:cell-count="122" meta:object-count="0"/>
  </office:meta>
</office:document-meta>
</file>